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ing Firm for planning the Path and showing simulation in V-Rep:</text:p>
      <text:p text:style-name="Standard"/>
      <text:list xml:id="list1420669013" text:style-name="L1">
        <text:list-item>
          <text:p text:style-name="P1">On Matlab Side:</text:p>
        </text:list-item>
      </text:list>
      <text:list xml:id="list2044957753" text:style-name="L4">
        <text:list-item>
          <text:p text:style-name="P3">Run Main.m in the Firm folder to generate the per-specified user data. Main will itself call the simulator of your choice. If user chooses V-rep as simulator, this will call the V-rep simulator class. </text:p>
        </text:list-item>
        <text:list-item>
          <text:p text:style-name="P3">Defining the V-rep class: (if action is the resulting trajectory matrix then)</text:p>
        </text:list-item>
      </text:list>
      <text:list xml:id="list154996673" text:style-name="L5">
        <text:list-item>
          <text:p text:style-name="P4">For setting the position of the Robot:</text:p>
        </text:list-item>
      </text:list>
      <text:list xml:id="list2132013124" text:style-name="L2">
        <text:list-header>
          <text:p text:style-name="P2">[res] = vrep.simxSetObjectPosition(clientID,bot,-1,{action.x(1,i), action.x(2,i),0} , vrep.simx_opmode_oneshot);</text:p>
        </text:list-header>
      </text:list>
      <text:list xml:id="list422581222" text:style-name="L6">
        <text:list-item>
          <text:p text:style-name="P5">For setting the orientation of the Robot:</text:p>
          <text:p text:style-name="P5">[res1] = vrep.simxSetObjectOrientation(clientID,bot,-1,{0,0, action.x(3,i)}, vrep.simx_opmode_oneshot);</text:p>
        </text:list-item>
      </text:list>
      <text:p text:style-name="Standard"/>
      <text:p text:style-name="Standard"/>
      <text:p text:style-name="Standard"/>
      <text:p text:style-name="Standard"/>
      <text:list xml:id="list1444414532" text:continue-list="list1420669013" text:style-name="L1">
        <text:list-item>
          <text:p text:style-name="P1">On V-rep Side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inkya </meta:initial-creator>
    <meta:creation-date>2013-06-05T12:02:19</meta:creation-date>
    <dc:date>2013-06-05T12:43:24</dc:date>
    <dc:creator>Ajinkya </dc:creator>
    <meta:editing-duration>PT25M40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9" meta:word-count="95" meta:character-count="676" meta:non-whitespace-character-count="596"/>
  </office:meta>
</office:document-meta>
</file>